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5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5.28968926553667" calcext:value-type="float">
            <text:p>5.2896892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5.07570621468922" calcext:value-type="float">
            <text:p>5.0757062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12365819209036" calcext:value-type="float">
            <text:p>5.1236581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9.1300847457627" calcext:value-type="float">
            <text:p>9.1300847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4.8731638418079" calcext:value-type="float">
            <text:p>24.8731638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4.5331214689266" calcext:value-type="float">
            <text:p>24.53312146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4.4867231638418" calcext:value-type="float">
            <text:p>24.4867231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2.2767655367232" calcext:value-type="float">
            <text:p>42.27676553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61.7351694915256" calcext:value-type="float">
            <text:p>61.73516949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60.8938559322031" calcext:value-type="float">
            <text:p>60.8938559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61.1427966101695" calcext:value-type="float">
            <text:p>61.1427966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80.6979519774012" calcext:value-type="float">
            <text:p>80.6979519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82.2541666666669" calcext:value-type="float">
            <text:p>82.2541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80.582627118644" calcext:value-type="float">
            <text:p>80.5826271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81.0292372881358" calcext:value-type="float">
            <text:p>81.0292372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3.0882062146897" calcext:value-type="float">
            <text:p>93.08820621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9.3062146892687" calcext:value-type="float">
            <text:p>99.30621468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9.1250706214717" calcext:value-type="float">
            <text:p>99.1250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1061440677994" calcext:value-type="float">
            <text:p>99.10614406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9.8418079096066" calcext:value-type="float">
            <text:p>99.84180790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653319209043" calcext:value-type="float">
            <text:p>99.6533192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9.4909604519807" calcext:value-type="float">
            <text:p>99.490960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5144774011331" calcext:value-type="float">
            <text:p>99.51447740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9401129943516" calcext:value-type="float">
            <text:p>99.94011299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61087570624" calcext:value-type="float">
            <text:p>99.86108757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8446327683643" calcext:value-type="float">
            <text:p>99.84463276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8670197740136" calcext:value-type="float">
            <text:p>99.8670197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9836864406784" calcext:value-type="float">
            <text:p>99.983686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8:45:39.652211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08:50:51.075366738</dc:date>
    <meta:editing-duration>PT13M33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8968926553667">
                <text:p>5.28968926553667</text:p>
              </table:table-cell>
              <table:table-cell office:value-type="float" office:value="5.07570621468922">
                <text:p>5.07570621468922</text:p>
              </table:table-cell>
              <table:table-cell office:value-type="float" office:value="5.12365819209036">
                <text:p>5.12365819209036</text:p>
              </table:table-cell>
              <table:table-cell office:value-type="float" office:value="9.1300847457627">
                <text:p>9.13008474576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8731638418079">
                <text:p>24.8731638418079</text:p>
              </table:table-cell>
              <table:table-cell office:value-type="float" office:value="24.5331214689266">
                <text:p>24.5331214689266</text:p>
              </table:table-cell>
              <table:table-cell office:value-type="float" office:value="24.4867231638418">
                <text:p>24.4867231638418</text:p>
              </table:table-cell>
              <table:table-cell office:value-type="float" office:value="42.2767655367232">
                <text:p>42.2767655367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.7351694915256">
                <text:p>61.7351694915256</text:p>
              </table:table-cell>
              <table:table-cell office:value-type="float" office:value="60.8938559322031">
                <text:p>60.8938559322031</text:p>
              </table:table-cell>
              <table:table-cell office:value-type="float" office:value="61.1427966101695">
                <text:p>61.1427966101695</text:p>
              </table:table-cell>
              <table:table-cell office:value-type="float" office:value="80.6979519774012">
                <text:p>80.69795197740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.2541666666669">
                <text:p>82.2541666666669</text:p>
              </table:table-cell>
              <table:table-cell office:value-type="float" office:value="80.582627118644">
                <text:p>80.582627118644</text:p>
              </table:table-cell>
              <table:table-cell office:value-type="float" office:value="81.0292372881358">
                <text:p>81.0292372881358</text:p>
              </table:table-cell>
              <table:table-cell office:value-type="float" office:value="93.0882062146897">
                <text:p>93.08820621468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.3062146892687">
                <text:p>99.3062146892687</text:p>
              </table:table-cell>
              <table:table-cell office:value-type="float" office:value="99.1250706214717">
                <text:p>99.1250706214717</text:p>
              </table:table-cell>
              <table:table-cell office:value-type="float" office:value="99.1061440677994">
                <text:p>99.1061440677994</text:p>
              </table:table-cell>
              <table:table-cell office:value-type="float" office:value="99.8418079096066">
                <text:p>99.841807909606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653319209043">
                <text:p>99.653319209043</text:p>
              </table:table-cell>
              <table:table-cell office:value-type="float" office:value="99.4909604519807">
                <text:p>99.4909604519807</text:p>
              </table:table-cell>
              <table:table-cell office:value-type="float" office:value="99.5144774011331">
                <text:p>99.5144774011331</text:p>
              </table:table-cell>
              <table:table-cell office:value-type="float" office:value="99.9401129943516">
                <text:p>99.94011299435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61087570624">
                <text:p>99.861087570624</text:p>
              </table:table-cell>
              <table:table-cell office:value-type="float" office:value="99.8446327683643">
                <text:p>99.8446327683643</text:p>
              </table:table-cell>
              <table:table-cell office:value-type="float" office:value="99.8670197740136">
                <text:p>99.8670197740136</text:p>
              </table:table-cell>
              <table:table-cell office:value-type="float" office:value="99.9836864406784">
                <text:p>99.9836864406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8968926553667">
                <text:p>5.28968926553667</text:p>
              </table:table-cell>
              <table:table-cell office:value-type="float" office:value="5.07570621468922">
                <text:p>5.07570621468922</text:p>
              </table:table-cell>
              <table:table-cell office:value-type="float" office:value="5.12365819209036">
                <text:p>5.12365819209036</text:p>
              </table:table-cell>
              <table:table-cell office:value-type="float" office:value="3">
                <text:p>3</text:p>
              </table:table-cell>
              <table:table-cell office:value-type="float" office:value="9.1300847457627">
                <text:p>9.13008474576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8731638418079">
                <text:p>24.8731638418079</text:p>
              </table:table-cell>
              <table:table-cell office:value-type="float" office:value="24.5331214689266">
                <text:p>24.5331214689266</text:p>
              </table:table-cell>
              <table:table-cell office:value-type="float" office:value="24.4867231638418">
                <text:p>24.4867231638418</text:p>
              </table:table-cell>
              <table:table-cell office:value-type="float" office:value="6">
                <text:p>6</text:p>
              </table:table-cell>
              <table:table-cell office:value-type="float" office:value="42.2767655367232">
                <text:p>42.2767655367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.7351694915256">
                <text:p>61.7351694915256</text:p>
              </table:table-cell>
              <table:table-cell office:value-type="float" office:value="60.8938559322031">
                <text:p>60.8938559322031</text:p>
              </table:table-cell>
              <table:table-cell office:value-type="float" office:value="61.1427966101695">
                <text:p>61.1427966101695</text:p>
              </table:table-cell>
              <table:table-cell office:value-type="float" office:value="9">
                <text:p>9</text:p>
              </table:table-cell>
              <table:table-cell office:value-type="float" office:value="80.6979519774012">
                <text:p>80.697951977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